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112000000020527CBB98FE1B0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d8d" officeooo:paragraph-rsid="0008fd8d"/>
    </style:style>
    <style:style style:name="P2" style:family="paragraph" style:parent-style-name="Standard">
      <style:text-properties officeooo:rsid="001c0ea3" officeooo:paragraph-rsid="0008fd8d"/>
    </style:style>
    <style:style style:name="P3" style:family="paragraph" style:parent-style-name="Standard">
      <style:text-properties officeooo:rsid="001c0ea3" officeooo:paragraph-rsid="00099181"/>
    </style:style>
    <style:style style:name="P4" style:family="paragraph" style:parent-style-name="Standard">
      <style:text-properties officeooo:rsid="001c0ea3" officeooo:paragraph-rsid="000a3f81"/>
    </style:style>
    <style:style style:name="P5" style:family="paragraph" style:parent-style-name="Standard">
      <style:text-properties fo:font-size="16pt" fo:font-style="italic" fo:font-weight="normal" officeooo:rsid="002de979" officeooo:paragraph-rsid="0008fd8d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font-style="italic" officeooo:rsid="001c0ea3" officeooo:paragraph-rsid="0008fd8d" style:font-style-asian="italic" style:font-style-complex="italic"/>
    </style:style>
    <style:style style:name="P7" style:family="paragraph" style:parent-style-name="Standard">
      <style:paragraph-properties fo:break-before="page"/>
      <style:text-properties fo:font-weight="bold" officeooo:rsid="001c0ea3" officeooo:paragraph-rsid="0008fd8d" style:font-weight-asian="bold" style:font-weight-complex="bold"/>
    </style:style>
    <style:style style:name="P8" style:family="paragraph" style:parent-style-name="Standard">
      <style:text-properties fo:font-weight="bold" officeooo:rsid="001c0ea3" officeooo:paragraph-rsid="0008fd8d" style:font-weight-asian="bold" style:font-weight-complex="bold"/>
    </style:style>
    <style:style style:name="P9" style:family="paragraph" style:parent-style-name="Standard">
      <style:text-properties fo:font-weight="bold" officeooo:rsid="001c0ea3" officeooo:paragraph-rsid="00099181" style:font-weight-asian="bold" style:font-weight-complex="bold"/>
    </style:style>
    <style:style style:name="P10" style:family="paragraph" style:parent-style-name="Standard">
      <style:text-properties fo:font-weight="bold" officeooo:rsid="0008fd8d" officeooo:paragraph-rsid="0008fd8d" style:font-weight-asian="bold" style:font-weight-complex="bold"/>
    </style:style>
    <style:style style:name="P11" style:family="paragraph" style:parent-style-name="Standard">
      <style:text-properties fo:font-weight="bold" officeooo:rsid="00099181" officeooo:paragraph-rsid="0009918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officeooo:rsid="001c0ea3" officeooo:paragraph-rsid="0008fd8d" style:font-size-asian="15pt" style:font-weight-asian="bold" style:font-size-complex="15pt" style:font-weight-complex="bold"/>
    </style:style>
    <style:style style:name="P13" style:family="paragraph" style:parent-style-name="Standard">
      <style:text-properties officeooo:rsid="00099181" officeooo:paragraph-rsid="00099181"/>
    </style:style>
    <style:style style:name="P14" style:family="paragraph" style:parent-style-name="Standard">
      <style:text-properties style:text-position="0% 100%" fo:font-weight="bold" officeooo:rsid="00099181" officeooo:paragraph-rsid="00099181" style:font-weight-asian="bold" style:font-weight-complex="bold"/>
    </style:style>
    <style:style style:name="T1" style:family="text">
      <style:text-properties officeooo:rsid="0008fd8d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16pt" fo:font-style="italic" fo:font-weight="bold" officeooo:rsid="002de979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99181"/>
    </style:style>
    <style:style style:name="T7" style:family="text">
      <style:text-properties officeooo:rsid="000a3f81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A611 – 4th Semester MCA 2024-2025</text:p>
      <text:p text:style-name="P12">DATABASE SYSTEMS LAB</text:p>
      <text:p text:style-name="P12"><text:span text:style-name="T2">Assignment-6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draw:frame draw:style-name="fr1" draw:name="Image1" text:anchor-type="as-char" svg:y="0cm" svg:width="17cm" style:rel-width="scale" svg:height="0.041cm" style:rel-height="scale" draw:z-index="1"><draw:image xlink:href="Pictures/1000000000001112000000020527CBB98FE1B0D4.png" xlink:type="simple" xlink:show="embed" xlink:actuate="onLoad" draw:mime-type="image/png"/></draw:frame></text:span><text:span text:style-name="T2">NAME – </text:span><text:span text:style-name="T3">Satish Kuma</text:span><text:span text:style-name="T4">r</text:span></text:p>
      <text:p text:style-name="P5">Roll No - 244ca046</text:p>
      <text:p text:style-name="P6">Assignment No- <text:span text:style-name="T1">6</text:span></text:p>
      <text:p text:style-name="P6">MCA 2 semester </text:p>
      <text:p text:style-name="P2"><text:span text:style-name="T5">DBMS LAB</text:span> <draw:frame draw:style-name="fr1" draw:name="Image53" text:anchor-type="as-char" svg:y="0cm" svg:width="17cm" style:rel-width="scale" svg:height="0.041cm" style:rel-height="scale" draw:z-index="0"><draw:image xlink:href="Pictures/1000000000001112000000020527CBB98FE1B0D4.png" xlink:type="simple" xlink:show="embed" xlink:actuate="onLoad" draw:mime-type="image/png"/></draw:frame></text:p>
      <text:p text:style-name="P2"/>
      <text:p text:style-name="P2"/>
      <text:p text:style-name="P12"/>
      <text:p text:style-name="P12"/>
      <text:p text:style-name="P2">1. Create the following tables with the following attributes and constraints on them.</text:p>
      <text:p text:style-name="P2"/>
      <text:p text:style-name="P2"><text:span text:style-name="T8">a.</text:span> Employee (Fname, mname, lname, Ssn, Bdate, address, gender, salary, Super_Ssn,</text:p>
      <text:p text:style-name="P2">Dept_num)</text:p>
      <text:p text:style-name="P2">Lname, Ssn, Dept_num should be not null</text:p>
      <text:p text:style-name="P2"/>
      <text:p text:style-name="P2">b. Department (Dept_num, Dept_name, Mgr_Ssn, Mgr_startdate)</text:p>
      <text:p text:style-name="P2">Dept_name should be unique</text:p>
      <text:p text:style-name="P2"/>
      <text:p text:style-name="P2">c. Department_locations (Dept_num, location)</text:p>
      <text:p text:style-name="P2">Dept_num and location both are primary key</text:p>
      <text:p text:style-name="P2">Dept_num is foreign key</text:p>
      <text:p text:style-name="P2"/>
      <text:p text:style-name="P2">d. Project (Proj_num, Proj_name, Proj_location, Dept_num)</text:p>
      <text:p text:style-name="P2"/>
      <text:p text:style-name="P2">e. Employee_Project (Ssn, Proj_num, Hours)</text:p>
      <text:p text:style-name="P2"/>
      <text:p text:style-name="P2">f. Dependent (Ssn, Dept_name, gender, bdate, relationship)</text:p>
      <text:p text:style-name="P2"/>
      <text:p text:style-name="P2"/>
      <text:p text:style-name="P10">EMPLOYEE - <draw:frame draw:style-name="fr1" draw:name="Image2" text:anchor-type="as-char" svg:y="0cm" svg:width="17cm" style:rel-width="scale" svg:height="0.041cm" style:rel-height="scale" draw:z-index="2"><draw:image xlink:href="Pictures/1000000000001112000000020527CBB98FE1B0D4.png" xlink:type="simple" xlink:show="embed" xlink:actuate="onLoad" draw:mime-type="image/png"/></draw:frame></text:p>
      <text:p text:style-name="P1"/>
      <text:p text:style-name="P2">create table employee (</text:p>
      <text:p text:style-name="P2"><text:s text:c="4"/>fname varchar(30),</text:p>
      <text:p text:style-name="P2"><text:s text:c="4"/>mname varchar(30),</text:p>
      <text:p text:style-name="P2"><text:s text:c="4"/>lname varchar(30) not null,</text:p>
      <text:p text:style-name="P2"><text:s text:c="4"/>ssn number primary key,</text:p>
      <text:p text:style-name="P2"><text:s text:c="4"/>bdate number(4), </text:p>
      <text:p text:style-name="P2"><text:s text:c="4"/>address varchar(30),</text:p>
      <text:p text:style-name="P2"><text:s text:c="4"/>gender char(1),</text:p>
      <text:p text:style-name="P2"><text:s text:c="4"/>salary number(10,2),</text:p>
      <text:p text:style-name="P2"><text:s text:c="4"/>super_ssn number,</text:p>
      <text:p text:style-name="P2"><text:s text:c="4"/>dept_num number not null references departments(dept_num) on delete cascade</text:p>
      <text:p text:style-name="P2">);</text:p>
      <text:p text:style-name="P14"><text:soft-page-break/><text:span text:style-name="T7">D</text:span>epartments- <draw:frame draw:style-name="fr1" draw:name="Image3" text:anchor-type="as-char" svg:y="0cm" svg:width="17cm" style:rel-width="scale" svg:height="0.041cm" style:rel-height="scale" draw:z-index="3"><draw:image xlink:href="Pictures/1000000000001112000000020527CBB98FE1B0D4.png" xlink:type="simple" xlink:show="embed" xlink:actuate="onLoad" draw:mime-type="image/png"/></draw:frame></text:p>
      <text:p text:style-name="P2">create table departments (</text:p>
      <text:p text:style-name="P2"><text:s text:c="4"/>dept_num number primary key,</text:p>
      <text:p text:style-name="P2"><text:s text:c="4"/>dept_name varchar(30) unique not null,</text:p>
      <text:p text:style-name="P2"><text:s text:c="4"/>mgr_ssn number,</text:p>
      <text:p text:style-name="P2"><text:s text:c="4"/>mgr_startdate number(4) </text:p>
      <text:p text:style-name="P2">);</text:p>
      <text:p text:style-name="P2"/>
      <text:p text:style-name="P11"><text:span text:style-name="T7">D</text:span>epartment_location- <draw:frame draw:style-name="fr1" draw:name="Image4" text:anchor-type="as-char" svg:y="0cm" svg:width="17cm" style:rel-width="scale" svg:height="0.041cm" style:rel-height="scale" draw:z-index="4"><draw:image xlink:href="Pictures/1000000000001112000000020527CBB98FE1B0D4.png" xlink:type="simple" xlink:show="embed" xlink:actuate="onLoad" draw:mime-type="image/png"/></draw:frame></text:p>
      <text:p text:style-name="P13"/>
      <text:p text:style-name="P2">create table department_location (</text:p>
      <text:p text:style-name="P2"><text:s text:c="4"/>dept_num number not null references departments(dept_num) on delete cascade,</text:p>
      <text:p text:style-name="P2"><text:s text:c="4"/>location varchar(30),</text:p>
      <text:p text:style-name="P2"><text:s text:c="4"/>primary key (dept_num, location)</text:p>
      <text:p text:style-name="P2">);</text:p>
      <text:p text:style-name="P2"/>
      <text:p text:style-name="P11">Project-<draw:frame draw:style-name="fr1" draw:name="Image5" text:anchor-type="as-char" svg:y="0cm" svg:width="17cm" style:rel-width="scale" svg:height="0.041cm" style:rel-height="scale" draw:z-index="5"><draw:image xlink:href="Pictures/1000000000001112000000020527CBB98FE1B0D4.png" xlink:type="simple" xlink:show="embed" xlink:actuate="onLoad" draw:mime-type="image/png"/></draw:frame></text:p>
      <text:p text:style-name="P2"/>
      <text:p text:style-name="P2">create table project (</text:p>
      <text:p text:style-name="P2"><text:s text:c="4"/>proj_num number primary key,</text:p>
      <text:p text:style-name="P2"><text:s text:c="4"/>proj_name varchar(30),</text:p>
      <text:p text:style-name="P2"><text:s text:c="4"/>proj_location varchar(30),</text:p>
      <text:p text:style-name="P2"><text:s text:c="4"/>dept_num number not null references departments(dept_num) on delete cascade</text:p>
      <text:p text:style-name="P2">);</text:p>
      <text:p text:style-name="P2"/>
      <text:p text:style-name="P11">Employee_project-<draw:frame draw:style-name="fr1" draw:name="Image6" text:anchor-type="as-char" svg:y="0cm" svg:width="17cm" style:rel-width="scale" svg:height="0.041cm" style:rel-height="scale" draw:z-index="6"><draw:image xlink:href="Pictures/1000000000001112000000020527CBB98FE1B0D4.png" xlink:type="simple" xlink:show="embed" xlink:actuate="onLoad" draw:mime-type="image/png"/></draw:frame></text:p>
      <text:p text:style-name="P2">create table employee_project (</text:p>
      <text:p text:style-name="P2"><text:s text:c="4"/>ssn number not null references employee(ssn) on delete cascade,</text:p>
      <text:p text:style-name="P2"><text:s text:c="4"/>proj_num number not null references project(proj_num) on delete cascade,</text:p>
      <text:p text:style-name="P2"><text:s text:c="4"/>hours number,</text:p>
      <text:p text:style-name="P2"><text:s text:c="4"/>primary key (ssn, proj_num)</text:p>
      <text:p text:style-name="P2">);</text:p>
      <text:p text:style-name="P2"/>
      <text:p text:style-name="P11">Dependents-<draw:frame draw:style-name="fr1" draw:name="Image7" text:anchor-type="as-char" svg:y="0cm" svg:width="17cm" style:rel-width="scale" svg:height="0.041cm" style:rel-height="scale" draw:z-index="7"><draw:image xlink:href="Pictures/1000000000001112000000020527CBB98FE1B0D4.png" xlink:type="simple" xlink:show="embed" xlink:actuate="onLoad" draw:mime-type="image/png"/></draw:frame></text:p>
      <text:p text:style-name="P2">create table dependent (</text:p>
      <text:p text:style-name="P2"><text:s text:c="4"/>ssn number not null references employee(ssn) on delete cascade,</text:p>
      <text:p text:style-name="P2"><text:s text:c="4"/>dependent_name varchar2(30) not null,</text:p>
      <text:p text:style-name="P2"><text:s text:c="4"/>gender char(1),</text:p>
      <text:p text:style-name="P2"><text:s text:c="4"/>bdate number(4),</text:p>
      <text:p text:style-name="P2"><text:s text:c="4"/>relationship varchar(30),</text:p>
      <text:p text:style-name="P2"><text:s text:c="4"/>primary key (ssn, dependent_name)</text:p>
      <text:p text:style-name="P2">);</text:p>
      <text:p text:style-name="P2"/>
      <text:p text:style-name="P2"/>
      <text:p text:style-name="P7">2. Add two column blood group and hobbies to employee table. -</text:p>
      <text:p text:style-name="P2">ALTER TABLE employee </text:p>
      <text:p text:style-name="P2">ADD (blood_group VARCHAR2(10), hobbies VARCHAR2(100));</text:p>
      <text:p text:style-name="P2"/>
      <text:p text:style-name="P8">3. Increase the size of column blood group to 15 to the employee table.-</text:p>
      <text:p text:style-name="P3">ALTER TABLE employee </text:p>
      <text:p text:style-name="P3">MODIFY (blood_group VARCHAR2(15));</text:p>
      <text:p text:style-name="P3"/>
      <text:p text:style-name="P9">4. Drop column hobbies from the employee table.</text:p>
      <text:p text:style-name="P9"/>
      <text:p text:style-name="P3">ALTER TABLE employee</text:p>
      <text:p text:style-name="P3">DROP COLUMN hobbies;</text:p>
      <text:p text:style-name="P3"/>
      <text:p text:style-name="P8">5. Rename Employee Table to Employee_details.</text:p>
      <text:p text:style-name="P8"/>
      <text:p text:style-name="P4">ALTER TABLE employee </text:p>
      <text:p text:style-name="P4">RENAME TO employee_details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4:30:07.434576001</meta:creation-date>
    <dc:date>2025-03-28T15:40:30.946295201</dc:date>
    <meta:editing-duration>PT15M49S</meta:editing-duration>
    <meta:editing-cycles>1</meta:editing-cycles>
    <meta:generator>LibreOffice/7.3.7.2$Linux_X86_64 LibreOffice_project/30$Build-2</meta:generator>
    <meta:document-statistic meta:table-count="0" meta:image-count="8" meta:object-count="0" meta:page-count="3" meta:paragraph-count="81" meta:word-count="325" meta:character-count="2528" meta:non-whitespace-character-count="2148"/>
  </office:meta>
</office:document-meta>
</file>